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forderungen für das Multimediaprojekt:</text:p>
      <text:p text:style-name="Standard"/>
      <text:p text:style-name="Standard"/>
      <text:p text:style-name="Standard">-sauber dokumentierter, nachvollziehbarer Code</text:p>
      <text:p text:style-name="Standard"/>
      <text:p text:style-name="Standard">-Dokumentation in englisch, Visual Studio comment Richtlinien beachten, um automatische Dokumentation zu erstellen (spart Arbeit)</text:p>
      <text:p text:style-name="Standard"><text:a xlink:type="simple" xlink:href="http://visualstudiomagazine.com/articles/2013/04/01/documenting-c-apis-with-doxygen.aspx">http://visualstudiomagazine.com/articles/2013/04/01/documenting-c-apis-with-doxygen.aspx</text:a></text:p>
      <text:p text:style-name="Standard">http://www.stack.nl/~dimitri/doxygen/manual/docblocks.html#cppblock</text:p>
      <text:p text:style-name="Standard"/>
      <text:p text:style-name="P1">Syntax:</text:p>
      <text:p text:style-name="Standard"/>
      <text:p text:style-name="Standard">Klassen/ Namespaces:</text:p>
      <text:p text:style-name="Standard">Erster Buchstabe pro Wort uppercase, rest lowercase, zB:</text:p>
      <text:p text:style-name="Standard">KlasseNr1; DasIstAuchEineKlasse;</text:p>
      <text:p text:style-name="Standard"/>
      <text:p text:style-name="Standard">Methoden/ Funktionen:</text:p>
      <text:p text:style-name="Standard">Erster Buchstabe lowercase, sonst wie Klassen, zB:</text:p>
      <text:p text:style-name="Standard">diesIstEineMethode();dasHierAuch();methodeNr3();</text:p>
      <text:p text:style-name="Standard"/>
      <text:p text:style-name="Standard">Variablen:</text:p>
      <text:p text:style-name="Standard">komplett lowercase, Wörter mit '_' trennen, zB:</text:p>
      <text:p text:style-name="Standard">variable_a; img_src; var_3; rect_width;</text:p>
      <text:p text:style-name="Standard"/>
      <text:p text:style-name="Standard">-GIT commits nur <text:span text:style-name="T1">ohne Syntaxfehler! </text:span><text:span text:style-name="T2">(Projekt muss nach Update ausführbar sein)</text:span></text:p>
      <text:p text:style-name="Standard"/>
      <text:p text:style-name="Standard">-Threadsichere, dynamisch Speicherverwaltete hierarchisch aufgebaute Speicherstruktur für in der Pipeline verarbeitete Objekte (-&gt; WorkObject und Oberklasse disposableHierarchyObject)</text:p>
      <text:p text:style-name="Standard"/>
      <text:p text:style-name="Standard">-Parallelisierung (durch OpenMp, siehe beigefügte Dokumentation)</text:p>
      <text:p text:style-name="Standard"/>
      <text:p text:style-name="Standard">-Unabhängige Stufen der Pipeline, welche beliebig erweitert werden können</text:p>
      <text:p text:style-name="Standard"/>
      <text:p text:style-name="Standard">-Vermeidung von Klassen (ausgenommen Work Object etc., siehe oben) -&gt; Verwendung von Namespaces für die einzelnen Oberstufen der pipeline, ansonsten nur Funktionen (-&gt; Garantie von Parallelität durch Vermeidung Klasseninterner Variablen, übersichtlichkeit, kein Overhead benötigt)</text:p>
      <text:p text:style-name="Standard"/>
      <text:p text:style-name="Standard">-allgemeines Datenformat zur Hinterlegung bereits klassifizierter Bilder für Anschauungszwecke</text:p>
      <text:p text:style-name="Standard"/>
      <text:p text:style-name="Standard">-Möglichkeit, komplette Ordner mit einem einzigen Funktionsaufruf zu klassifizieren (Loader klasse etc.)</text:p>
      <text:p text:style-name="Standard"/>
      <text:p text:style-name="Standard">-Benutzerschnittstelle so klein wie möglich (zwei Funktion im Idealfall: train() und findObjects(), mit dem Ordnerort als Einbgabe und bei letzterem Zieleort für Speicherung im allgemeinen Datenformat oder direkte Ausgabe als cv::Mat mit eingezeichneten erkannten Objekten)</text:p>
      <text:p text:style-name="Standard"/>
      <text:p text:style-name="Standard">-allgemeine Methoden und Strukturen zur Überdeckungsberechnung etc. überall erreichbar (allgemeiner namespac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3M59S</meta:editing-duration>
    <meta:editing-cycles>16</meta:editing-cycles>
    <meta:generator>OpenOffice.org/3.3$Win32 OpenOffice.org_project/330m20$Build-9567</meta:generator>
    <dc:date>2013-06-13T15:43:00.23</dc:date>
    <meta:document-statistic meta:table-count="0" meta:image-count="0" meta:object-count="0" meta:page-count="1" meta:paragraph-count="24" meta:word-count="204" meta:character-count="1959"/>
    <meta:user-defined meta:name="Info 1"/>
    <meta:user-defined meta:name="Info 2"/>
    <meta:user-defined meta:name="Info 3"/>
    <meta:user-defined meta:name="Info 4"/>
  </office:meta>
</office:document-meta>
</file>